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67F000000AF1863D180D71BFD9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P1" style:family="paragraph" style:parent-style-name="Footer">
      <style:text-properties officeooo:rsid="0019e91f" officeooo:paragraph-rsid="0019e91f"/>
    </style:style>
    <style:style style:name="P2" style:family="paragraph" style:parent-style-name="Title">
      <style:text-properties officeooo:rsid="001cd954" officeooo:paragraph-rsid="001cd954"/>
    </style:style>
    <style:style style:name="P3" style:family="paragraph" style:parent-style-name="Table_20_Contents">
      <style:text-properties fo:font-size="14pt"/>
    </style:style>
    <style:style style:name="P4" style:family="paragraph" style:parent-style-name="Table_20_Contents">
      <style:text-properties fo:font-size="14pt" officeooo:rsid="001cd954" officeooo:paragraph-rsid="001cd954"/>
    </style:style>
    <style:style style:name="P5" style:family="paragraph" style:parent-style-name="Text_20_body">
      <style:text-properties officeooo:rsid="001cd954" officeooo:paragraph-rsid="001cd954"/>
    </style:style>
    <style:style style:name="P6" style:family="paragraph" style:parent-style-name="Text_20_body">
      <style:text-properties officeooo:paragraph-rsid="001cd954"/>
    </style:style>
    <style:style style:name="P7"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01cd954" officeooo:paragraph-rsid="001cd954" style:text-blinking="false" fo:background-color="transparent"/>
    </style:style>
    <style:style style:name="P8" style:family="paragraph" style:parent-style-name="Text_20_body">
      <style:text-properties officeooo:rsid="001d655b" officeooo:paragraph-rsid="001d655b"/>
    </style:style>
    <style:style style:name="P9" style:family="paragraph" style:parent-style-name="Text_20_body">
      <style:text-properties officeooo:rsid="001de637" officeooo:paragraph-rsid="001de637"/>
    </style:style>
    <style:style style:name="P10" style:family="paragraph" style:parent-style-name="Table_20_Contents">
      <style:text-properties fo:font-size="14pt" officeooo:rsid="002161e8" officeooo:paragraph-rsid="002161e8"/>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4">
      <style:paragraph-properties>
        <style:tab-stops>
          <style:tab-stop style:position="15.503cm" style:type="right" style:leader-style="dotted" style:leader-text="."/>
        </style:tab-stops>
      </style:paragraph-properties>
    </style:style>
    <style:style style:name="P13" style:family="paragraph" style:parent-style-name="Heading_20_2">
      <style:text-properties officeooo:rsid="001cd954" officeooo:paragraph-rsid="001cd954"/>
    </style:style>
    <style:style style:name="P14" style:family="paragraph" style:parent-style-name="Heading_20_2">
      <style:text-properties officeooo:rsid="001d655b" officeooo:paragraph-rsid="001d655b"/>
    </style:style>
    <style:style style:name="P15" style:family="paragraph" style:parent-style-name="Heading_20_2">
      <style:text-properties officeooo:rsid="001f7e07" officeooo:paragraph-rsid="001f7e07"/>
    </style:style>
    <style:style style:name="P16" style:family="paragraph" style:parent-style-name="Heading_20_2">
      <style:paragraph-properties fo:break-before="page"/>
      <style:text-properties officeooo:rsid="001cd954" officeooo:paragraph-rsid="001cd954"/>
    </style:style>
    <style:style style:name="P17" style:family="paragraph" style:parent-style-name="Heading_20_4">
      <style:text-properties officeooo:rsid="001d655b" officeooo:paragraph-rsid="001d655b"/>
    </style:style>
    <style:style style:name="P18" style:family="paragraph" style:parent-style-name="Heading_20_4">
      <style:text-properties officeooo:rsid="001f7e07" officeooo:paragraph-rsid="001f7e07"/>
    </style:style>
    <style:style style:name="P19" style:family="paragraph" style:parent-style-name="Heading_20_4">
      <style:text-properties officeooo:paragraph-rsid="001d655b"/>
    </style:style>
    <style:style style:name="P20" style:family="paragraph" style:parent-style-name="Text_20_body">
      <style:text-properties officeooo:rsid="001de637" officeooo:paragraph-rsid="001de637"/>
    </style:style>
    <style:style style:name="P21" style:family="paragraph" style:parent-style-name="Text_20_body">
      <style:text-properties officeooo:rsid="001f7e07" officeooo:paragraph-rsid="001f7e07"/>
    </style:style>
    <style:style style:name="P22" style:family="paragraph" style:parent-style-name="Text_20_body">
      <style:text-properties officeooo:rsid="001cd954" officeooo:paragraph-rsid="001cd954"/>
    </style:style>
    <style:style style:name="T1" style:family="text">
      <style:text-properties officeooo:rsid="001abc65"/>
    </style:style>
    <style:style style:name="T2" style:family="text">
      <style:text-properties officeooo:rsid="001cd954"/>
    </style:style>
    <style:style style:name="T3" style:family="text">
      <style:text-properties officeooo:rsid="001d655b"/>
    </style:style>
    <style:style style:name="T4" style:family="text">
      <style:text-properties officeooo:rsid="001de637"/>
    </style:style>
    <style:style style:name="fr1"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PRESENTACIÓ DE L’INFORMACIÓ</text:p>
      <text:table-of-content text:style-name="Sect1" text:protected="true" text:name="Table of Content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ex</text:p>
          </text:index-title>
          <text:p text:style-name="P11"><text:a xlink:type="simple" xlink:href="#__RefHeading___Toc769_641200874" text:style-name="Index_20_Link" text:visited-style-name="Index_20_Link">1-Emplena el cuadre<text:tab/>2</text:a></text:p>
          <text:p text:style-name="P11"><text:a xlink:type="simple" xlink:href="#__RefHeading___Toc771_641200874" text:style-name="Index_20_Link" text:visited-style-name="Index_20_Link">2-Tradueix auesta frase que esta en ASCII<text:tab/>2</text:a></text:p>
          <text:p text:style-name="P11"><text:a xlink:type="simple" xlink:href="#__RefHeading___Toc773_641200874" text:style-name="Index_20_Link" text:visited-style-name="Index_20_Link">3-He posat el meu pen drive de 8Gben el ordenador. Però quan he anat a veure la seva capacitat, m’apareix que té 7,22. A que creus que es deb aço?<text:tab/>2</text:a></text:p>
          <text:p text:style-name="P11"><text:a xlink:type="simple" xlink:href="#__RefHeading___Toc775_641200874" text:style-name="Index_20_Link" text:visited-style-name="Index_20_Link">4-Realitza les seguents transformacions<text:tab/>2</text:a></text:p>
          <text:p text:style-name="P12"><text:a xlink:type="simple" xlink:href="#__RefHeading___Toc777_641200874" text:style-name="Index_20_Link" text:visited-style-name="Index_20_Link">A-68bytes a bits<text:tab/>2</text:a></text:p>
          <text:p text:style-name="P12"><text:a xlink:type="simple" xlink:href="#__RefHeading___Toc779_641200874" text:style-name="Index_20_Link" text:visited-style-name="Index_20_Link">B-512bits a Bytes<text:tab/>2</text:a></text:p>
          <text:p text:style-name="P12"><text:a xlink:type="simple" xlink:href="#__RefHeading___Toc781_641200874" text:style-name="Index_20_Link" text:visited-style-name="Index_20_Link">C-20000bits a Pbb<text:tab/>3</text:a></text:p>
          <text:p text:style-name="P12"><text:a xlink:type="simple" xlink:href="#__RefHeading___Toc783_641200874" text:style-name="Index_20_Link" text:visited-style-name="Index_20_Link">D-48Mb a Kb<text:tab/>3</text:a></text:p>
          <text:p text:style-name="P12"><text:a xlink:type="simple" xlink:href="#__RefHeading___Toc785_641200874" text:style-name="Index_20_Link" text:visited-style-name="Index_20_Link">E-100Mb a Bits<text:tab/>3</text:a></text:p>
          <text:p text:style-name="P12"><text:a xlink:type="simple" xlink:href="#__RefHeading___Toc787_641200874" text:style-name="Index_20_Link" text:visited-style-name="Index_20_Link">F-231Gb a Pb<text:tab/>3</text:a></text:p>
          <text:p text:style-name="P12"><text:a xlink:type="simple" xlink:href="#__RefHeading___Toc789_641200874" text:style-name="Index_20_Link" text:visited-style-name="Index_20_Link">G-431Tb a Kb<text:tab/>3</text:a></text:p>
          <text:p text:style-name="P12"><text:a xlink:type="simple" xlink:href="#__RefHeading___Toc791_641200874" text:style-name="Index_20_Link" text:visited-style-name="Index_20_Link">H-0,05Gb a Bits<text:tab/>3</text:a></text:p>
          <text:p text:style-name="P11"><text:a xlink:type="simple" xlink:href="#__RefHeading___Toc793_641200874" text:style-name="Index_20_Link" text:visited-style-name="Index_20_Link">5- Suposant que tenim 15 arxius que ocupen 1210 Bytes cadascun i, a mes, altres 12 arxius que ocupen 23420 Kb cadascun, contesta les seguents preguntes. (Total dels arxius 274.470 Mb<text:tab/>3</text:a></text:p>
          <text:p text:style-name="P12"><text:a xlink:type="simple" xlink:href="#__RefHeading___Toc795_641200874" text:style-name="Index_20_Link" text:visited-style-name="Index_20_Link">A- Quant espai lliure (en MB) quedara en un pendrive en el qual guarde tots aquests arxius si te una capacitat de 512 Mb<text:tab/>3</text:a></text:p>
          <text:p text:style-name="P12"><text:a xlink:type="simple" xlink:href="#__RefHeading___Toc797_641200874" text:style-name="Index_20_Link" text:visited-style-name="Index_20_Link">B-Cuants arxius de grandaria 20200 Bits cabrien en aquest espai lliure?<text:tab/>3</text:a></text:p>
        </text:index-body>
      </text:table-of-content>
      <text:p text:style-name="P5"/>
      <text:h text:style-name="P16" text:outline-level="2"><text:bookmark-start text:name="__RefHeading___Toc769_641200874"/>1-Emplena el cuadre<text:bookmark-end text:name="__RefHeading___Toc769_641200874"/></text:h>
      <table:table table:name="Table1" table:style-name="Table1">
        <table:table-column table:style-name="Table1.A" table:number-columns-repeated="3"/>
        <table:table-column table:style-name="Table1.D"/>
        <table:table-row table:style-name="TableLine94778820886624">
          <table:table-cell table:style-name="Table1.A1" office:value-type="string">
            <text:p text:style-name="P3"/>
          </table:table-cell>
          <table:table-cell table:style-name="Table1.A1" office:value-type="string">
            <text:p text:style-name="P4">N bits</text:p>
          </table:table-cell>
          <table:table-cell table:style-name="Table1.A1" office:value-type="string">
            <text:p text:style-name="P4">Nº Caràcters</text:p>
          </table:table-cell>
          <table:table-cell table:style-name="Table1.D1" office:value-type="string">
            <text:p text:style-name="P4">Que es pot representar</text:p>
          </table:table-cell>
        </table:table-row>
        <table:table-row table:style-name="TableLine94778821455808">
          <table:table-cell table:style-name="Table1.A2" office:value-type="string">
            <text:p text:style-name="P4">ASCII</text:p>
          </table:table-cell>
          <table:table-cell table:style-name="Table1.A2" office:value-type="string">
            <text:p text:style-name="P4">7</text:p>
          </table:table-cell>
          <table:table-cell table:style-name="Table1.A2" office:value-type="string">
            <text:p text:style-name="P4">128</text:p>
          </table:table-cell>
          <table:table-cell table:style-name="Table1.D2" office:value-type="string">
            <text:p text:style-name="P10">Lletres i simbols</text:p>
          </table:table-cell>
        </table:table-row>
        <table:table-row table:style-name="TableLine94778821457408">
          <table:table-cell table:style-name="Table1.A2" office:value-type="string">
            <text:p text:style-name="P4">ASCII Estés</text:p>
          </table:table-cell>
          <table:table-cell table:style-name="Table1.A2" office:value-type="string">
            <text:p text:style-name="P4">8</text:p>
          </table:table-cell>
          <table:table-cell table:style-name="Table1.A2" office:value-type="string">
            <text:p text:style-name="P4">256</text:p>
          </table:table-cell>
          <table:table-cell table:style-name="Table1.D2" office:value-type="string">
            <text:p text:style-name="P10">Lletres simbols i caracters especials</text:p>
          </table:table-cell>
        </table:table-row>
        <table:table-row table:style-name="TableLine94778821458320">
          <table:table-cell table:style-name="Table1.A2" office:value-type="string">
            <text:p text:style-name="P4">UNICODE</text:p>
            <text:p text:style-name="P4">UTF16</text:p>
          </table:table-cell>
          <table:table-cell table:style-name="Table1.A2" office:value-type="string">
            <text:p text:style-name="P4">8</text:p>
            <text:p text:style-name="P4">16</text:p>
          </table:table-cell>
          <table:table-cell table:style-name="Table1.A2" office:value-type="string">
            <text:p text:style-name="P4">256</text:p>
          </table:table-cell>
          <table:table-cell table:style-name="Table1.D2" office:value-type="string">
            <text:p text:style-name="P10">Lletres simbols i caracters especials en varios idiomes</text:p>
          </table:table-cell>
        </table:table-row>
      </table:table>
      <text:p text:style-name="P6"/>
      <text:h text:style-name="P13" text:outline-level="2"><text:bookmark-start text:name="__RefHeading___Toc771_641200874"/>2-Tradueix auesta frase que esta en ASCII<text:bookmark-end text:name="__RefHeading___Toc771_641200874"/></text:h>
      <text:p text:style-name="P7"><text:bookmark text:name="docs-internal-guid-60ca2429-7fff-7d34-a5a7-ad0fe3b98de1"/>83 111 108 115 32 101 120 105 115 116 101 105 120 101 110 32 49 48 32 116 105 112 117 115 32 100 101 32 112 101 114 115 111 110 101 115 44 32 108 101 115 32 113 117 101 32 115 97 98 101 110 32 98 105 110 97 114 105 32 105 32 108 101 115 32 113 117 101 32 110 111</text:p>
      <text:p text:style-name="Text_20_body"><text:line-break/><text:span text:style-name="T2">Sols existeixen 10 tipus de </text:span><text:span text:style-name="T3">persones, les que saben binari i les que no.</text:span></text:p>
      <text:p text:style-name="Text_20_body"/>
      <text:h text:style-name="P14" text:outline-level="2"><text:bookmark-start text:name="__RefHeading___Toc773_641200874"/>3-He posat el meu pen drive de 8Gben el ordenador. Però quan he anat a veure la seva capacitat, m’apareix que té 7,22. A que creus que es deb aço?<text:bookmark-end text:name="__RefHeading___Toc773_641200874"/></text:h>
      <text:p text:style-name="P8">Lo que passa es que te 8000 Mb, vamos que conta cada 1000 l’ordenador llegix en 1024, per aixo sempre eixira que te un poc menos de capacitat.</text:p>
      <text:p text:style-name="P8"/>
      <text:h text:style-name="P14" text:outline-level="2"><text:bookmark-start text:name="__RefHeading___Toc775_641200874"/>4-Realitza les seguents transformacions<text:bookmark-end text:name="__RefHeading___Toc775_641200874"/></text:h>
      <text:h text:style-name="P17" text:outline-level="4"><text:bookmark-start text:name="__RefHeading___Toc777_641200874"/>A-68bytes a bits<text:bookmark-end text:name="__RefHeading___Toc777_641200874"/></text:h>
      <text:p text:style-name="P8">512Bits</text:p>
      <text:h text:style-name="P17" text:outline-level="4"><text:bookmark-start text:name="__RefHeading___Toc779_641200874"/>B-512bits a Bytes<text:bookmark-end text:name="__RefHeading___Toc779_641200874"/></text:h>
      <text:p text:style-name="P8">64Bytes</text:p>
      <text:h text:style-name="P19" text:outline-level="4"><text:bookmark-start text:name="__RefHeading___Toc781_641200874"/><text:soft-page-break/><text:span text:style-name="T3">C-20000bits a Pbb</text:span><text:bookmark-end text:name="__RefHeading___Toc781_641200874"/></text:h>
      <text:p text:style-name="P8">0.00000000000222 <text:span text:style-name="T4">Pb</text:span></text:p>
      <text:h text:style-name="P17" text:outline-level="4"><text:bookmark-start text:name="__RefHeading___Toc783_641200874"/>D-48Mb a Kb<text:bookmark-end text:name="__RefHeading___Toc783_641200874"/></text:h>
      <text:p text:style-name="P8">49152 <text:span text:style-name="T4">Kb</text:span></text:p>
      <text:h text:style-name="P17" text:outline-level="4"><text:bookmark-start text:name="__RefHeading___Toc785_641200874"/>E-100Mb a Bits<text:bookmark-end text:name="__RefHeading___Toc785_641200874"/></text:h>
      <text:p text:style-name="P8">838860800 <text:span text:style-name="T4">Bits</text:span></text:p>
      <text:h text:style-name="P17" text:outline-level="4"><text:bookmark-start text:name="__RefHeading___Toc787_641200874"/>F-231Gb a Pb<text:bookmark-end text:name="__RefHeading___Toc787_641200874"/></text:h>
      <text:p text:style-name="P8">0,00022029876 <text:span text:style-name="T4">Pb</text:span></text:p>
      <text:h text:style-name="P17" text:outline-level="4"><text:bookmark-start text:name="__RefHeading___Toc789_641200874"/>G-431Tb a Kb<text:bookmark-end text:name="__RefHeading___Toc789_641200874"/></text:h>
      <text:p text:style-name="P9">462782726144 Kb</text:p>
      <text:h text:style-name="P17" text:outline-level="4"><text:bookmark-start text:name="__RefHeading___Toc791_641200874"/>H-0,05Gb a Bits<text:bookmark-end text:name="__RefHeading___Toc791_641200874"/></text:h>
      <text:p text:style-name="P9">429496729,6</text:p>
      <text:p text:style-name="P9"/>
      <text:h text:style-name="P15" text:outline-level="2"><text:bookmark-start text:name="__RefHeading___Toc793_641200874"/>5- Suposant que tenim 15 arxius que ocupen 1210 Bytes cadascun i, a mes, altres 12 arxius que ocupen 23420 Kb cadascun, contesta les seguents preguntes. (Total dels arxius 274.470 Mb<text:bookmark-end text:name="__RefHeading___Toc793_641200874"/></text:h>
      <text:h text:style-name="P18" text:outline-level="4"><text:bookmark-start text:name="__RefHeading___Toc795_641200874"/>A- Quant espai lliure (en MB) quedara en un pendrive en el qual guarde tots aquests arxius si te una capacitat de 512 Mb<text:bookmark-end text:name="__RefHeading___Toc795_641200874"/></text:h>
      <text:p text:style-name="P21">El espai lliure que quedara al guardar els arxius sera de 237.53 Mb</text:p>
      <text:h text:style-name="P18" text:outline-level="4"><text:bookmark-start text:name="__RefHeading___Toc797_641200874"/>B-Cuants arxius de grandaria 20200 Bits cabrien en aquest espai lliure?<text:bookmark-end text:name="__RefHeading___Toc797_641200874"/></text:h>
      <text:p text:style-name="P21">Cabrien uns 212.622,144154 arxiu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ab-stops/>
      </style:paragraph-properties>
      <style:text-properties fo:font-size="14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hidden="true"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36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text" style:family="paragraph" style:parent-style-name="Heading">
      <style:text-properties fo:font-size="12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9e91f" officeooo:paragraph-rsid="0019e91f"/>
    </style:style>
    <style:style style:name="MT1" style:family="text">
      <style:text-properties officeooo:rsid="001abc65"/>
    </style:style>
    <style:style style:name="Mfr1"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319cm"/>
      </style:header-style>
      <style:footer-style>
        <style:header-footer-properties fo:min-height="0cm" fo:margin-left="0cm" fo:margin-right="0cm" fo:margin-top="0.499cm" fo:background-color="transparent" draw:fill="none" draw:fill-color="#729fcf"/>
      </style:footer-style>
    </style:page-layout>
  </office:automatic-styles>
  <office:master-styles>
    <style:master-page style:name="Standard" style:page-layout-name="Mpm1">
      <style:header>
        <text:p text:style-name="Header"><draw:frame draw:style-name="Mfr1" draw:name="Image1" text:anchor-type="as-char" svg:y="-1.298cm" svg:width="16.928cm" svg:height="1.54cm" draw:z-index="2"><draw:image xlink:href="Pictures/100002010000067F000000AF1863D180D71BFD9A.png" xlink:type="simple" xlink:show="embed" xlink:actuate="onLoad" loext:mime-type="image/png"/></draw:frame></text:p>
      </style:header>
      <style:footer>
        <text:p text:style-name="MP1">Joel García - <text:s/><text:span text:style-name="MT1">1</text:span>º <text:span text:style-name="MT1">DAW</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22T20:12:38.214181133</meta:creation-date>
    <dc:title>DAW</dc:title>
    <meta:editing-duration>PT4M21S</meta:editing-duration>
    <meta:editing-cycles>3</meta:editing-cycles>
    <meta:generator>LibreOffice/6.4.7.2$Linux_X86_64 LibreOffice_project/40$Build-2</meta:generator>
    <dc:date>2023-09-25T10:17:22.834715637</dc:date>
    <meta:document-statistic meta:table-count="1" meta:image-count="1" meta:object-count="0" meta:page-count="3" meta:paragraph-count="64" meta:word-count="471" meta:character-count="2414" meta:non-whitespace-character-count="2004"/>
    <meta:template xlink:type="simple" xlink:actuate="onRequest" xlink:title="DAW" xlink:href="../../../Plantillas/DAW.ott" meta:date="2023-09-22T20:12:37.784092018"/>
  </office:meta>
</office:document-meta>
</file>